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6000000FA9C3F27F97A3CB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5mm"/>
    </style:style>
    <style:style style:name="co2" style:family="table-column">
      <style:table-column-properties fo:break-before="auto" style:column-width="27.7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21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141.23mm"/>
    </style:style>
    <style:style style:name="co26" style:family="table-column">
      <style:table-column-properties fo:break-before="auto" style:column-width="26.5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12.17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2.1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12.44mm" fo:break-before="auto" style:use-optimal-row-height="false"/>
    </style:style>
    <style:style style:name="ro12" style:family="table-row">
      <style:table-row-properties style:row-height="17.66mm" fo:break-before="auto" style:use-optimal-row-height="true"/>
    </style:style>
    <style:style style:name="ro13" style:family="table-row">
      <style:table-row-properties style:row-height="9.33mm" fo:break-before="auto" style:use-optimal-row-height="true"/>
    </style:style>
    <style:style style:name="ro14" style:family="table-row">
      <style:table-row-properties style:row-height="8.48mm" fo:break-before="auto" style:use-optimal-row-height="true"/>
    </style:style>
    <style:style style:name="ro15" style:family="table-row">
      <style:table-row-properties style:row-height="10.05mm" fo:break-before="auto" style:use-optimal-row-height="true"/>
    </style:style>
    <style:style style:name="ro16" style:family="table-row">
      <style:table-row-properties style:row-height="7.25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ro20" style:family="table-row">
      <style:table-row-properties style:row-height="7.14mm" fo:break-before="auto" style:use-optimal-row-height="false"/>
    </style:style>
    <style:style style:name="ro21" style:family="table-row">
      <style:table-row-properties style:row-height="8.64mm" fo:break-before="auto" style:use-optimal-row-height="true"/>
    </style:style>
    <style:style style:name="ta1" style:family="table" style:master-page-name="PageStyle_5f_Identificación_20_y_20_Evaluació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08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4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1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2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16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3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136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style:diagonal-bl-tr="none" style:diagonal-tl-br="none" fo:border="0.74pt solid #313739" fo:padding="0.71mm" style:rotation-align="none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193" style:family="table-cell" style:parent-style-name="Default">
      <style:table-cell-properties style:cell-protect="none" style:print-content="true" style:text-align-source="fix" style:repeat-content="false" fo:wrap-option="wrap" fo:border="0.06pt solid #000000" fo:padding="0.71mm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98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0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1" style:family="table-cell" style:parent-style-name="Default">
      <style:table-cell-properties style:cell-protect="none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font-name="Calibri" style:font-name-asian="Noto Sans CJK SC Regular" style:font-name-complex="FreeSans2"/>
    </style:style>
    <style:style style:name="ce202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">
      <style:table-cell-properties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73" style:family="table-cell" style:parent-style-name="Default" style:data-style-name="N10">
      <style:table-cell-properties style:diagonal-bl-tr="none" style:diagonal-tl-br="none" fo:border="0.74pt solid #313739" fo:padding="0.71mm" style:rotation-align="none"/>
    </style:style>
    <style:style style:name="ce74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Portada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Portada.G6">
          <table:error-message table:message-type="stop" table:display="true"/>
        </table:content-validation>
      </table:content-validations>
      <table:table table:name="Identificación y Evaluació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109"/>
        <table:table-column table:style-name="co3" table:default-cell-style-name="ce120"/>
        <table:table-column table:style-name="co3" table:default-cell-style-name="ce109"/>
        <table:table-column table:style-name="co4" table:default-cell-style-name="ce109"/>
        <table:table-column table:style-name="co3" table:default-cell-style-name="ce109"/>
        <table:table-column table:style-name="co5" table:number-columns-repeated="101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Compromiso del Cliente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3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3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 del tiempo</text:p>
          </table:table-cell>
          <table:table-cell table:style-name="ce41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:.B3])" office:value-type="float" office:value="2" calcext:value-type="float">
            <text:p>2</text:p>
          </table:table-cell>
          <table:table-cell table:style-name="ce95" table:formula="of:=SUM([.G2:.G3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4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]/[.G5]*[.G6]" office:value-type="float" office:value="2.5" calcext:value-type="float">
            <text:p>2,5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5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Definición del Cliente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41" office:value-type="string" calcext:value-type="string">
            <text:p>Poco probable</text:p>
          </table:table-cell>
          <table:table-cell table:style-name="ce47" office:value-type="string" calcext:value-type="string">
            <text:p>Puede suceder</text:p>
          </table:table-cell>
          <table:table-cell table:style-name="ce41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La mayoría</text:p>
          </table:table-cell>
          <table:table-cell table:style-name="ce41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1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13:.B15])" office:value-type="float" office:value="3" calcext:value-type="float">
            <text:p>3</text:p>
          </table:table-cell>
          <table:table-cell table:style-name="ce95" table:formula="of:=SUM([.G13:.G15])" office:value-type="float" office:value="6" calcext:value-type="float">
            <text:p>6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6]" office:value-type="float" office:value="9" calcext:value-type="float">
            <text:p>9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4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6]/[.G17]*[.G18]" office:value-type="float" office:value="3.33333333333333" calcext:value-type="float">
            <text:p>3,3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5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Cronograma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3"/>
          <table:table-cell table:style-name="ce41" office:value-type="string" calcext:value-type="string">
            <text:p>Va a alcanzar</text:p>
          </table:table-cell>
          <table:table-cell table:style-name="ce47" office:value-type="string" calcext:value-type="string">
            <text:p>Puede que alcance</text:p>
          </table:table-cell>
          <table:table-cell table:style-name="ce41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3"/>
          <table:table-cell table:style-name="ce41" office:value-type="string" calcext:value-type="string">
            <text:p>Si</text:p>
          </table:table-cell>
          <table:table-cell table:style-name="ce47" office:value-type="string" calcext:value-type="string">
            <text:p>Algunas fechas</text:p>
          </table:table-cell>
          <table:table-cell table:style-name="ce41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25:.B26])" office:value-type="float" office:value="2" calcext:value-type="float">
            <text:p>2</text:p>
          </table:table-cell>
          <table:table-cell table:style-name="ce95" table:formula="of:=SUM([.G25:.G26])" office:value-type="float" office:value="3" calcext:value-type="float">
            <text:p>3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27]" office:value-type="float" office:value="6" calcext:value-type="float">
            <text:p>6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4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27]/[.G28]*[.G29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5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Experiencia y Capacidad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 table:number-columns-spanned="2" table:number-rows-spanned="1">
            <text:p>No se tiene conocimiento ni experiencia respecto al funcionamiento del API de Google Forms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41" office:value-type="float" office:value="3" calcext:value-type="float">
            <text:p>3</text:p>
          </table:table-cell>
          <table:table-cell table:style-name="ce141" table:formula="of:=IF([.G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3"/>
          <table:table-cell table:style-name="ce41" office:value-type="string" calcext:value-type="string">
            <text:p>Suficiente</text:p>
          </table:table-cell>
          <table:table-cell table:style-name="ce47" office:value-type="string" calcext:value-type="string">
            <text:p>Algo de experiencia</text:p>
          </table:table-cell>
          <table:table-cell table:style-name="ce41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36:.B41])" office:value-type="float" office:value="6" calcext:value-type="float">
            <text:p>6</text:p>
          </table:table-cell>
          <table:table-cell table:style-name="ce95" table:formula="of:=SUM([.G36:.G41])" office:value-type="float" office:value="16" calcext:value-type="float">
            <text:p>16</text:p>
          </table:table-cell>
          <table:table-cell table:style-name="ce114"/>
          <table:table-cell table:number-columns-repeated="1016"/>
        </table:table-row>
        <table:table-row table:style-name="ro4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42]" office:value-type="float" office:value="18" calcext:value-type="float">
            <text:p>18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4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42]/[.G43]*[.G44]" office:value-type="float" office:value="3.55555555555556" calcext:value-type="float">
            <text:p>3,56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Duración y Tamaño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Poco tiempo</text:p>
          </table:table-cell>
          <table:table-cell table:style-name="ce41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F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51:.B51])" office:value-type="float" office:value="1" calcext:value-type="float">
            <text:p>1</text:p>
          </table:table-cell>
          <table:table-cell table:style-name="ce95" table:formula="of:=SUM([.G51:.G51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54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54]/[.G55]*[.G56]" office:value-type="float" office:value="2" calcext:value-type="float">
            <text:p>2,0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Legal y Contractual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4" table:number-columns-spanned="2" table:number-rows-spanned="1"/>
          <table:covered-table-cell table:style-name="ce14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/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63:.B63])" office:value-type="float" office:value="0" calcext:value-type="float">
            <text:p>0</text:p>
          </table:table-cell>
          <table:table-cell table:style-name="ce95" table:formula="of:=SUM([.G63:.G63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64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64]/[.G65]*[.G66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Tecnología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3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3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3"/>
          <table:table-cell table:style-name="ce41" office:value-type="string" calcext:value-type="string">
            <text:p>Fácil</text:p>
          </table:table-cell>
          <table:table-cell table:style-name="ce47" office:value-type="string" calcext:value-type="string">
            <text:p>Manejable</text:p>
          </table:table-cell>
          <table:table-cell table:style-name="ce41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7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73:.B73])" office:value-type="float" office:value="1" calcext:value-type="float">
            <text:p>1</text:p>
          </table:table-cell>
          <table:table-cell table:style-name="ce95" table:formula="of:=SUM([.G73:.G73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7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3.33333333333333" calcext:value-type="float">
            <text:p>3,33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Complejidad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3"/>
          <table:table-cell table:style-name="ce41" office:value-type="string" calcext:value-type="string">
            <text:p>No</text:p>
          </table:table-cell>
          <table:table-cell table:style-name="ce47" office:value-type="string" calcext:value-type="string">
            <text:p>Solo un poco</text:p>
          </table:table-cell>
          <table:table-cell table:style-name="ce41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41" office:value-type="float" office:value="2" calcext:value-type="float">
            <text:p>2</text:p>
          </table:table-cell>
          <table:table-cell table:style-name="ce141" table:formula="of:=IF([.G8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84:.B84])" office:value-type="float" office:value="1" calcext:value-type="float">
            <text:p>1</text:p>
          </table:table-cell>
          <table:table-cell table:style-name="ce95" table:formula="of:=SUM([.G84:.G84])" office:value-type="float" office:value="2" calcext:value-type="float">
            <text:p>2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85]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4" calcext:value-type="float">
            <text:p>4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2.66666666666667" calcext:value-type="float">
            <text:p>2,667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table:number-columns-spanned="7" table:number-rows-spanned="3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Aspectos Financieros</text:p>
          </table:table-cell>
          <table:covered-table-cell table:style-name="ce2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4" table:number-columns-spanned="2" table:number-rows-spanned="1"/>
          <table:covered-table-cell table:style-name="ce14"/>
          <table:table-cell table:style-name="ce108"/>
          <table:table-cell table:style-name="ce118"/>
          <table:table-cell table:style-name="ce108"/>
          <table:table-cell table:style-name="ce126"/>
          <table:table-cell table:style-name="ce108"/>
          <table:table-cell table:style-name="ce148" table:formula="of:=IF([.G9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° de preguntas respondidas / Puntuación Total</text:p>
          </table:table-cell>
          <table:table-cell table:style-name="ce32" table:number-columns-repeated="3"/>
          <table:table-cell table:style-name="ce34"/>
          <table:table-cell table:style-name="ce91" table:formula="of:=COUNTA([.A94:.B94])" office:value-type="float" office:value="0" calcext:value-type="float">
            <text:p>0</text:p>
          </table:table-cell>
          <table:table-cell table:style-name="ce95" table:formula="of:=SUM([.G94:.G9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9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3" calcext:value-type="float">
            <text:p>3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95]/[.G96]*[.G9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2" table:number-rows-spanned="1">
            <text:p>Subcontratistas</text:p>
          </table:table-cell>
          <table:covered-table-cell table:style-name="ce15"/>
          <table:table-cell table:style-name="ce4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45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4" table:number-columns-spanned="2" table:number-rows-spanned="1"/>
          <table:covered-table-cell table:style-name="ce14"/>
          <table:table-cell table:style-name="ce108" table:number-columns-repeated="5"/>
          <table:table-cell table:style-name="ce148" table:formula="of:=IF([.G1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N° de preguntas respondidas / Puntuación Total</text:p>
          </table:table-cell>
          <table:table-cell table:style-name="ce34" table:number-columns-repeated="4"/>
          <table:table-cell table:style-name="ce130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14"/>
          <table:table-cell table:number-columns-repeated="1016"/>
        </table:table-row>
        <table:table-row table:style-name="ro1">
          <table:table-cell table:style-name="ce21" office:value-type="string" calcext:value-type="string">
            <text:p>Puntos Posibles</text:p>
          </table:table-cell>
          <table:table-cell table:style-name="ce33" table:number-columns-repeated="5"/>
          <table:table-cell table:style-name="ce96" table:formula="of:=3*[.F105]" office:value-type="float" office:value="0" calcext:value-type="float">
            <text:p>0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Impacto (5=Más Alto, 1=Más Bajo)</text:p>
          </table:table-cell>
          <table:table-cell table:style-name="ce34" table:number-columns-repeated="5"/>
          <table:table-cell table:style-name="ce97" table:content-validation-name="val2" office:value-type="float" office:value="5" calcext:value-type="float">
            <text:p>5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4" table:formula="of:=[.G105]/[.G106]*[.G107]" office:value-type="string" office:string-value="" calcext:value-type="error">
            <text:p>#DIV/0!</text:p>
          </table:table-cell>
          <table:table-cell table:style-name="ce116"/>
          <table:table-cell table:number-columns-repeated="1016"/>
        </table:table-row>
        <table:table-row table:style-name="ro1">
          <table:table-cell table:style-name="ce22" office:value-type="string" calcext:value-type="string">
            <text:p>Comentarios:</text:p>
          </table:table-cell>
          <table:table-cell table:style-name="ce34" table:number-columns-repeated="5"/>
          <table:table-cell table:style-name="ce104"/>
          <table:table-cell table:style-name="ce121"/>
          <table:table-cell table:number-columns-repeated="1016"/>
        </table:table-row>
        <table:table-row table:style-name="ro10">
          <table:table-cell table:style-name="ce24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0"/>
          <table:covered-table-cell table:number-columns-repeated="5" table:style-name="ce31"/>
          <table:covered-table-cell table:style-name="ce106"/>
          <table:table-cell table:style-name="ce127"/>
          <table:table-cell table:number-columns-repeated="1016"/>
        </table:table-row>
        <table:table-row table:style-name="ro10">
          <table:covered-table-cell table:style-name="ce11"/>
          <table:covered-table-cell table:number-columns-repeated="5" table:style-name="ce20"/>
          <table:covered-table-cell table:style-name="ce42"/>
          <table:table-cell table:style-name="ce127"/>
          <table:table-cell table:number-columns-repeated="1016"/>
        </table:table-row>
        <table:table-row table:style-name="ro10" table:number-rows-repeated="10484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rtada" table:style-name="ta2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9C3F27F97A3CB667.png" xlink:type="simple" xlink:show="embed" xlink:actuate="onLoad">
              <text:p/>
            </draw:image>
          </draw:frame>
        </table:shapes>
        <table:table-column table:style-name="co6" table:number-columns-repeated="8" table:default-cell-style-name="ce133"/>
        <table:table-row table:style-name="ro10" table:number-rows-repeated="7">
          <table:table-cell table:number-columns-repeated="8"/>
        </table:table-row>
        <table:table-row table:style-name="ro10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1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136"/>
          <table:covered-table-cell table:number-columns-repeated="4"/>
          <table:table-cell table:number-columns-repeated="2"/>
        </table:table-row>
        <table:table-row table:style-name="ro13">
          <table:table-cell/>
          <table:table-cell table:style-name="ce136"/>
          <table:table-cell table:number-columns-repeated="6"/>
        </table:table-row>
        <table:table-row table:style-name="ro1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1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1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1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0" table:number-rows-repeated="3">
          <table:table-cell table:number-columns-repeated="8"/>
        </table:table-row>
        <table:table-row table:style-name="ro1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1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0">
          <table:table-cell table:number-columns-repeated="8"/>
        </table:table-row>
        <table:table-row table:style-name="ro1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1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0">
          <table:table-cell table:number-columns-repeated="8"/>
        </table:table-row>
        <table:table-row table:style-name="ro1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1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0">
          <table:table-cell table:number-columns-repeated="8"/>
        </table:table-row>
        <table:table-row table:style-name="ro1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16">
          <table:table-cell/>
          <table:table-cell table:style-name="ce84" office:value-type="date" office:date-value="2017-10-15" calcext:value-type="date">
            <text:p>15/10/17</text:p>
          </table:table-cell>
          <table:table-cell table:number-columns-repeated="6"/>
        </table:table-row>
        <table:table-row table:style-name="ro10" table:number-rows-repeated="18">
          <table:table-cell table:number-columns-repeated="8"/>
        </table:table-row>
        <table:table-row table:style-name="ro10" table:number-rows-repeated="4">
          <table:table-cell table:style-name="Default" table:number-columns-repeated="8"/>
        </table:table-row>
        <table:table-row table:style-name="ro10">
          <table:table-cell table:style-name="Default" table:number-columns-repeated="8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109"/>
        <table:table-column table:style-name="co8" table:default-cell-style-name="ce109"/>
        <table:table-column table:style-name="co9" table:default-cell-style-name="ce109"/>
        <table:table-column table:style-name="co10" table:default-cell-style-name="ce109"/>
        <table:table-column table:style-name="co11" table:default-cell-style-name="ce120"/>
        <table:table-column table:style-name="co12" table:default-cell-style-name="ce60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5" table:number-columns-repeated="1008" table:default-cell-style-name="Default"/>
        <table:table-row table:style-name="ro18">
          <table:table-cell table:style-name="ce119" office:value-type="string" calcext:value-type="string">
            <text:p>Resumen de Riesgos</text:p>
          </table:table-cell>
          <table:table-cell table:style-name="ce15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2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6" calcext:value-type="float">
            <text:p>6</text:p>
          </table:table-cell>
          <table:table-cell table:style-name="ce62" table:formula="of:=[.F3]/[.E3]*[.B3]" office:value-type="float" office:value="3.33333333333333" calcext:value-type="float">
            <text:p>3,33</text:p>
          </table:table-cell>
          <table:table-cell table:style-name="ce53" table:formula="of:=[.F3]/[.E3]*[.C3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4]" office:value-type="float" office:value="4" calcext:value-type="float">
            <text:p>4</text:p>
          </table:table-cell>
          <table:table-cell table:style-name="ce53" table:formula="of:=[.B5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42]" office:value-type="float" office:value="6" calcext:value-type="float">
            <text:p>6</text:p>
          </table:table-cell>
          <table:table-cell table:style-name="ce50" table:formula="of:=3*[.D5]" office:value-type="float" office:value="18" calcext:value-type="float">
            <text:p>18</text:p>
          </table:table-cell>
          <table:table-cell table:style-name="ce58" table:formula="of:=[$'Identificación y Evaluación'.G42]" office:value-type="float" office:value="16" calcext:value-type="float">
            <text:p>16</text:p>
          </table:table-cell>
          <table:table-cell table:style-name="ce62" table:formula="of:=[.F5]/[.E5]*[.B5]" office:value-type="float" office:value="3.55555555555556" calcext:value-type="float">
            <text:p>3,56</text:p>
          </table:table-cell>
          <table:table-cell table:style-name="ce53" table:formula="of:=[.F5]/[.E5]*[.C5]" office:value-type="percentage" office:value="0.118518518518519" calcext:value-type="percentage">
            <text:p>11,85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50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53" table:formula="of:=[.B6]*[.$C$12]/[.$B$12]" office:value-type="percentage" office:value="0.1" calcext:value-type="percentage">
            <text:p>10,00 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table:formula="of:=[.F7]/[.E7]*[.B7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$C$12]/[.$B$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3.33333333333333" calcext:value-type="float">
            <text:p>3,33</text:p>
          </table:table-cell>
          <table:table-cell table:style-name="ce53" table:formula="of:=[.F8]/[.E8]*[.C8]" office:value-type="percentage" office:value="0.111111111111111" calcext:value-type="percentage">
            <text:p>11,11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53" table:formula="of:=[.B9]*[.$C$12]/[.$B$12]" office:value-type="percentage" office:value="0.133333333333333" calcext:value-type="percentage">
            <text:p>13,33 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2" calcext:value-type="float">
            <text:p>2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9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table:formula="of:=[.F10]/[.E10]*[.B10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9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table:formula="of:=[.F11]/[.E11]*[.B11]" office:value-type="string" office:string-value="" calcext:value-type="error">
            <text:p>#DIV/0!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6" calcext:value-type="float">
            <text:p>16</text:p>
          </table:table-cell>
          <table:table-cell table:style-name="ce51" table:formula="of:=SUM([.E2:.E11])" office:value-type="float" office:value="48" calcext:value-type="float">
            <text:p>48</text:p>
          </table:table-cell>
          <table:table-cell table:style-name="ce59" table:formula="of:=SUM([.F2:.F11])" office:value-type="float" office:value="34" calcext:value-type="float">
            <text:p>34</text:p>
          </table:table-cell>
          <table:table-cell table:style-name="ce63" table:formula="of:=SUM([.G2:.G11])" office:value-type="string" office:string-value="" calcext:value-type="error">
            <text:p>#DIV/0!</text:p>
          </table:table-cell>
          <table:table-cell table:style-name="ce64" table:formula="of:=SUM([.H2:.H11])" office:value-type="percentage" office:value="0.646296296296296" calcext:value-type="percentage">
            <text:p>64,6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4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4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9" table:number-rows-repeated="2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>
            <draw:frame table:end-cell-address="Resumen.H34" table:end-x="8.7mm" table:end-y="1.61mm" draw:z-index="0" draw:name="3 Gráfico" draw:style-name="gr3" draw:text-style-name="P3" svg:width="149.82mm" svg:height="88.24mm" svg:x="9.81mm" svg:y="3.61mm">
              <loext:p draw:notify-on-update-of-ranges="Resumen.A2:Resumen.A11 Resumen.H1:Resumen.H1 Resumen.H2:Resumen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9" table:number-rows-repeated="7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9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9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9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109"/>
        <table:table-column table:style-name="co25" table:default-cell-style-name="ce109"/>
        <table:table-column table:style-name="co8" table:default-cell-style-name="ce71"/>
        <table:table-column table:style-name="co26" table:default-cell-style-name="ce75"/>
        <table:table-column table:style-name="co9" table:default-cell-style-name="ce79"/>
        <table:table-column table:style-name="co5" table:number-columns-repeated="1018" table:default-cell-style-name="Default"/>
        <table:table-row table:style-name="ro1">
          <table:table-cell table:style-name="ce187" office:value-type="string" calcext:value-type="string">
            <text:p>Ref.</text:p>
          </table:table-cell>
          <table:table-cell table:style-name="ce2" office:value-type="string" calcext:value-type="string">
            <text:p>Categoría</text:p>
          </table:table-cell>
          <table:table-cell table:style-name="ce2" office:value-type="string" calcext:value-type="string">
            <text:p>Riesgo</text:p>
          </table:table-cell>
          <table:table-cell table:style-name="ce187" office:value-type="string" calcext:value-type="string">
            <text:p>Impacto</text:p>
          </table:table-cell>
          <table:table-cell table:style-name="ce202" office:value-type="string" calcext:value-type="string">
            <text:p>Probabilidad</text:p>
          </table:table-cell>
          <table:table-cell table:style-name="ce213" office:value-type="string" calcext:value-type="string">
            <text:p>Factor</text:p>
          </table:table-cell>
          <table:table-cell table:number-columns-repeated="1018"/>
        </table:table-row>
        <table:table-row table:style-name="ro20">
          <table:table-cell table:style-name="ce189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6]=&quot;SI&quot;;[$'Identificación y Evaluación'.A36];&quot;&quot;)" office:value-type="string" office:string-value="El grupo de desarrollo no tiene experiencia en cuanto a la conducción de un proyecto de software" calcext:value-type="string">
            <text:p>El grupo de desarrollo no tiene experiencia en cuanto a la conducción de un proyecto de software</text:p>
          </table:table-cell>
          <table:table-cell table:style-name="ce200" table:formula="of:=[$'Identificación y Evaluación'.$G$44]" office:value-type="float" office:value="4" calcext:value-type="float">
            <text:p>4</text:p>
          </table:table-cell>
          <table:table-cell table:style-name="ce204" office:value-type="percentage" office:value="0.8" calcext:value-type="percentage">
            <text:p>80 %</text:p>
          </table:table-cell>
          <table:table-cell table:style-name="ce214" table:formula="of:=[.D2]*[.E2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89" office:value-type="string" calcext:value-type="string">
            <text:p>R06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3]*[.E3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0">
          <table:table-cell table:style-name="ce189" office:value-type="string" calcext:value-type="string">
            <text:p>R07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8]=&quot;SI&quot;;[$'Identificación y Evaluación'.A38];&quot;&quot;)" office:value-type="string" office:string-value="No se conoce el/los lenguaje(s) de programación a utilizar ni como trabajan" calcext:value-type="string">
            <text:p>No se conoce el/los lenguaje(s) de programación a utilizar ni como trabajan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4]*[.E4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1">
          <table:table-cell table:style-name="ce189" office:value-type="string" calcext:value-type="string">
            <text:p>R09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0]=&quot;SI&quot;;[$'Identificación y Evaluación'.A40];&quot;&quot;)" office:value-type="string" office:string-value="No se tiene conocimiento ni experiencia respecto al funcionamiento del API de Google Forms" calcext:value-type="string">
            <text:p>No se tiene conocimiento ni experiencia respecto al funcionamiento del API de Google Forms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5]*[.E5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20">
          <table:table-cell table:style-name="ce189" office:value-type="string" calcext:value-type="string">
            <text:p>R010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41]=&quot;SI&quot;;[$'Identificación y Evaluación'.A41];&quot;&quot;)" office:value-type="string" office:string-value="Falta de experiencia en desarrollo de aplicaciones móviles." calcext:value-type="string">
            <text:p>Falta de experiencia en desarrollo de aplicaciones móviles.</text:p>
          </table:table-cell>
          <table:table-cell table:style-name="ce198" table:formula="of:=[$'Identificación y Evaluación'.$G$44]" office:value-type="float" office:value="4" calcext:value-type="float">
            <text:p>4</text:p>
          </table:table-cell>
          <table:table-cell table:style-name="ce206" office:value-type="percentage" office:value="0.8" calcext:value-type="percentage">
            <text:p>80 %</text:p>
          </table:table-cell>
          <table:table-cell table:style-name="ce214" table:formula="of:=[.D6]*[.E6]*1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4</text:p>
          </table:table-cell>
          <table:table-cell table:style-name="ce199" table:formula="of:=[$'Identificación y Evaluación'.$A$24]" office:value-type="string" office:string-value="Cronograma" calcext:value-type="string">
            <text:p>Cronograma</text:p>
          </table:table-cell>
          <table:table-cell table:style-name="ce199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17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7" calcext:value-type="percentage">
            <text:p>70 %</text:p>
          </table:table-cell>
          <table:table-cell table:style-name="ce215" table:formula="of:=[.D7]*[.E7]*100" office:value-type="float" office:value="280" calcext:value-type="float">
            <text:p>28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2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9" table:formula="of:=[$'Identificación y Evaluación'.$G$18]" office:value-type="float" office:value="5" calcext:value-type="float">
            <text:p>5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8]*[.E8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3</text:p>
          </table:table-cell>
          <table:table-cell table:style-name="ce19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9" table:formula="of:=IF([$'Identificación y Evaluación'.H15]=&quot;SI&quot;;[$'Identificación y Evaluación'.A15];&quot;&quot;)" office:value-type="string" office:string-value="No se definieron todos los documentos a entregar junto con el producto" calcext:value-type="string">
            <text:p>No se definieron todos los documentos a entregar junto con el producto</text:p>
          </table:table-cell>
          <table:table-cell table:style-name="ce117" table:formula="of:=[$'Identificación y Evaluación'.$G$18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9]*[.E9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1</text:p>
          </table:table-cell>
          <table:table-cell table:style-name="ce199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9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17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10]*[.E10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8</text:p>
          </table:table-cell>
          <table:table-cell table:style-name="ce199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9" table:formula="of:=IF([$'Identificación y Evaluación'.H39]=&quot;SI&quot;;[$'Identificación y Evaluación'.A39];&quot;&quot;)" office:value-type="string" office:string-value="No se tiene experiencia con el modelo de desarrollo PSI" calcext:value-type="string">
            <text:p>No se tiene experiencia con el modelo de desarrollo PSI</text:p>
          </table:table-cell>
          <table:table-cell table:style-name="ce199" table:formula="of:=[$'Identificación y Evaluación'.$G$44]" office:value-type="float" office:value="4" calcext:value-type="float">
            <text:p>4</text:p>
          </table:table-cell>
          <table:table-cell table:style-name="ce208" office:value-type="percentage" office:value="0.5" calcext:value-type="percentage">
            <text:p>50 %</text:p>
          </table:table-cell>
          <table:table-cell table:style-name="ce215" table:formula="of:=[.D11]*[.E11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11</text:p>
          </table:table-cell>
          <table:table-cell table:style-name="ce199" table:formula="of:=[$'Identificación y Evaluación'.$A$72]" office:value-type="string" office:string-value="Tecnología" calcext:value-type="string">
            <text:p>Tecnología</text:p>
          </table:table-cell>
          <table:table-cell table:style-name="ce199" table:formula="of:=IF([$'Identificación y Evaluación'.H73]=&quot;SI&quot;;[$'Identificación y Evaluación'.A73];&quot;&quot;)" office:value-type="string" office:string-value="La adaptación del modulo Workflow a nuestra aplicación puede ser difícil." calcext:value-type="string">
            <text:p>La adaptación del modulo Workflow a nuestra aplicación puede ser difícil.</text:p>
          </table:table-cell>
          <table:table-cell table:style-name="ce117" table:formula="of:=[$'Identificación y Evaluación'.$G$77]" office:value-type="float" office:value="5" calcext:value-type="float">
            <text:p>5</text:p>
          </table:table-cell>
          <table:table-cell table:style-name="ce207" office:value-type="percentage" office:value="0.4" calcext:value-type="percentage">
            <text:p>40 %</text:p>
          </table:table-cell>
          <table:table-cell table:style-name="ce215" table:formula="of:=[.D12]*[.E12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9" table:visibility="filter">
          <table:table-cell table:style-name="ce108" office:value-type="string" calcext:value-type="string">
            <text:p>RK001</text:p>
          </table:table-cell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2]=&quot;SI&quot;;[$'Identificación y Evaluación'.A2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[$'Identificación y Evaluación'.A13]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4]=&quot;SI&quot;;[$'Identificación y Evaluación'.A4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5]=&quot;SI&quot;;[$'Identificación y Evaluación'.A5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1]*[.E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6]=&quot;SI&quot;;[$'Identificación y Evaluación'.A6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7]=&quot;SI&quot;;[$'Identificación y Evaluación'.A7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8]=&quot;SI&quot;;[$'Identificación y Evaluación'.A8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9]=&quot;SI&quot;;[$'Identificación y Evaluación'.A9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0]=&quot;SI&quot;;[$'Identificación y Evaluación'.A10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0" table:formula="of:=IF([$'Identificación y Evaluación'.H11]=&quot;SI&quot;;[$'Identificación y Evaluación'.A11];&quot;&quot;)">
            <text:p/>
          </table:table-cell>
          <table:table-cell table:style-name="ce70" table:formula="of:=[$'Identificación y Evaluación'.$G$6]" office:value-type="float" office:value="5" calcext:value-type="float">
            <text:p>5</text:p>
          </table:table-cell>
          <table:table-cell table:style-name="ce73"/>
          <table:table-cell table:style-name="ce77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2]=&quot;SI&quot;;[$'Identificación y Evaluación'.A1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6]=&quot;SI&quot;;[$'Identificación y Evaluación'.A16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7]=&quot;SI&quot;;[$'Identificación y Evaluación'.A17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8]=&quot;SI&quot;;[$'Identificación y Evaluación'.A18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19]=&quot;SI&quot;;[$'Identificación y Evaluación'.A19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8]*[.E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0]=&quot;SI&quot;;[$'Identificación y Evaluación'.A20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1]=&quot;SI&quot;;[$'Identificación y Evaluación'.A21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2]=&quot;SI&quot;;[$'Identificación y Evaluación'.A22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70" table:formula="of:=IF([$'Identificación y Evaluación'.H23]=&quot;SI&quot;;[$'Identificación y Evaluación'.A23];&quot;&quot;)">
            <text:p/>
          </table:table-cell>
          <table:table-cell table:style-name="ce70" table:formula="of:=[$'Identificación y Evaluación'.$G$18]" office:value-type="float" office:value="5" calcext:value-type="float">
            <text:p>5</text:p>
          </table:table-cell>
          <table:table-cell table:style-name="ce73"/>
          <table:table-cell table:style-name="ce77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4]=&quot;SI&quot;;[$'Identificación y Evaluación'.A2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7]=&quot;SI&quot;;[$'Identificación y Evaluación'.A27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8]=&quot;SI&quot;;[$'Identificación y Evaluación'.A28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29]=&quot;SI&quot;;[$'Identificación y Evaluación'.A29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0]=&quot;SI&quot;;[$'Identificación y Evaluación'.A30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1]=&quot;SI&quot;;[$'Identificación y Evaluación'.A31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2]=&quot;SI&quot;;[$'Identificación y Evaluación'.A32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3]=&quot;SI&quot;;[$'Identificación y Evaluación'.A33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24]" office:value-type="string" office:string-value="Cronograma" calcext:value-type="string">
            <text:p>Cronograma</text:p>
          </table:table-cell>
          <table:table-cell table:style-name="ce70" table:formula="of:=IF([$'Identificación y Evaluación'.H34]=&quot;SI&quot;;[$'Identificación y Evaluación'.A34];&quot;&quot;)">
            <text:p/>
          </table:table-cell>
          <table:table-cell table:style-name="ce70" table:formula="of:=[$'Identificación y Evaluación'.$G$29]" office:value-type="float" office:value="4" calcext:value-type="float">
            <text:p>4</text:p>
          </table:table-cell>
          <table:table-cell table:style-name="ce73"/>
          <table:table-cell table:style-name="ce77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35]=&quot;SI&quot;;[$'Identificación y Evaluación'.A3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2]=&quot;SI&quot;;[$'Identificación y Evaluación'.A42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3]=&quot;SI&quot;;[$'Identificación y Evaluación'.A43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4]=&quot;SI&quot;;[$'Identificación y Evaluación'.A44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5]=&quot;SI&quot;;[$'Identificación y Evaluación'.A45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6]=&quot;SI&quot;;[$'Identificación y Evaluación'.A46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7]=&quot;SI&quot;;[$'Identificación y Evaluación'.A47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8]=&quot;SI&quot;;[$'Identificación y Evaluación'.A48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70" table:formula="of:=IF([$'Identificación y Evaluación'.H49]=&quot;SI&quot;;[$'Identificación y Evaluación'.A49];&quot;&quot;)">
            <text:p/>
          </table:table-cell>
          <table:table-cell table:style-name="ce70" table:formula="of:=[$'Identificación y Evaluación'.$G$44]" office:value-type="float" office:value="4" calcext:value-type="float">
            <text:p>4</text:p>
          </table:table-cell>
          <table:table-cell table:style-name="ce73"/>
          <table:table-cell table:style-name="ce77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0]=&quot;SI&quot;;[$'Identificación y Evaluación'.A5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4]=&quot;SI&quot;;[$'Identificación y Evaluación'.A54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5]=&quot;SI&quot;;[$'Identificación y Evaluación'.A55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6]=&quot;SI&quot;;[$'Identificación y Evaluación'.A56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7]=&quot;SI&quot;;[$'Identificación y Evaluación'.A57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8]=&quot;SI&quot;;[$'Identificación y Evaluación'.A58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59]=&quot;SI&quot;;[$'Identificación y Evaluación'.A59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0]=&quot;SI&quot;;[$'Identificación y Evaluación'.A60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50]" office:value-type="string" office:string-value="Duración y Tamaño" calcext:value-type="string">
            <text:p>Duración y Tamaño</text:p>
          </table:table-cell>
          <table:table-cell table:style-name="ce70" table:formula="of:=IF([$'Identificación y Evaluación'.H61]=&quot;SI&quot;;[$'Identificación y Evaluación'.A61];&quot;&quot;)">
            <text:p/>
          </table:table-cell>
          <table:table-cell table:style-name="ce70" table:formula="of:=[$'Identificación y Evaluación'.$G$56]" office:value-type="float" office:value="3" calcext:value-type="float">
            <text:p>3</text:p>
          </table:table-cell>
          <table:table-cell table:style-name="ce73"/>
          <table:table-cell table:style-name="ce77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2]=&quot;SI&quot;;[$'Identificación y Evaluación'.A62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4]=&quot;SI&quot;;[$'Identificación y Evaluación'.A64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5]=&quot;SI&quot;;[$'Identificación y Evaluación'.A65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6]=&quot;SI&quot;;[$'Identificación y Evaluación'.A66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7]=&quot;SI&quot;;[$'Identificación y Evaluación'.A67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8]=&quot;SI&quot;;[$'Identificación y Evaluación'.A68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69]=&quot;SI&quot;;[$'Identificación y Evaluación'.A69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0]=&quot;SI&quot;;[$'Identificación y Evaluación'.A70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62]" office:value-type="string" office:string-value="Legal y Contractual" calcext:value-type="string">
            <text:p>Legal y Contractual</text:p>
          </table:table-cell>
          <table:table-cell table:style-name="ce70" table:formula="of:=IF([$'Identificación y Evaluación'.H71]=&quot;SI&quot;;[$'Identificación y Evaluación'.A71];&quot;&quot;)">
            <text:p/>
          </table:table-cell>
          <table:table-cell table:style-name="ce70" table:formula="of:=[$'Identificación y Evaluación'.$G$66]" office:value-type="float" office:value="3" calcext:value-type="float">
            <text:p>3</text:p>
          </table:table-cell>
          <table:table-cell table:style-name="ce73"/>
          <table:table-cell table:style-name="ce77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2]=&quot;SI&quot;;[$'Identificación y Evaluación'.A7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 table:number-rows-repeated="3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5]=&quot;SI&quot;;[$'Identificación y Evaluación'.A75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6]=&quot;SI&quot;;[$'Identificación y Evaluación'.A76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7]=&quot;SI&quot;;[$'Identificación y Evaluación'.A77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8]=&quot;SI&quot;;[$'Identificación y Evaluación'.A78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79]=&quot;SI&quot;;[$'Identificación y Evaluación'.A79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0]=&quot;SI&quot;;[$'Identificación y Evaluación'.A80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1]=&quot;SI&quot;;[$'Identificación y Evaluación'.A81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72]" office:value-type="string" office:string-value="Tecnología" calcext:value-type="string">
            <text:p>Tecnología</text:p>
          </table:table-cell>
          <table:table-cell table:style-name="ce70" table:formula="of:=IF([$'Identificación y Evaluación'.H82]=&quot;SI&quot;;[$'Identificación y Evaluación'.A82];&quot;&quot;)">
            <text:p/>
          </table:table-cell>
          <table:table-cell table:style-name="ce70" table:formula="of:=[$'Identificación y Evaluación'.$G$77]" office:value-type="float" office:value="5" calcext:value-type="float">
            <text:p>5</text:p>
          </table:table-cell>
          <table:table-cell table:style-name="ce73"/>
          <table:table-cell table:style-name="ce77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3]=&quot;SI&quot;;[$'Identificación y Evaluación'.A83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>
          <table:table-cell table:style-name="ce180" office:value-type="string" calcext:value-type="string">
            <text:p>R15</text:p>
          </table:table-cell>
          <table:table-cell table:style-name="ce199" table:formula="of:=[$'Identificación y Evaluación'.$A$72]" office:value-type="string" office:string-value="Tecnología" calcext:value-type="string">
            <text:p>Tecnología</text:p>
          </table:table-cell>
          <table:table-cell table:style-name="ce199" table:formula="of:=IF([$'Identificación y Evaluación'.H74]=&quot;SI&quot;;[$'Identificación y Evaluación'.A74];&quot;&quot;)" office:value-type="string" office:string-value="La preparación del área de trabajo con las tecnologías a utilizar puede ser difícil " calcext:value-type="string">
            <text:p>La preparación del área de trabajo con las tecnologías a utilizar puede ser difícil </text:p>
          </table:table-cell>
          <table:table-cell table:style-name="ce180" office:value-type="float" office:value="5" calcext:value-type="float">
            <text:p>5</text:p>
          </table:table-cell>
          <table:table-cell table:style-name="ce185" office:value-type="percentage" office:value="0.5" calcext:value-type="percentage">
            <text:p>50 %</text:p>
          </table:table-cell>
          <table:table-cell table:style-name="ce215" table:formula="of:=[.D323]*[.E323]*100" office:value-type="float" office:value="250" calcext:value-type="float">
            <text:p>250</text:p>
          </table:table-cell>
          <table:table-cell table:number-columns-repeated="1018"/>
        </table:table-row>
        <table:table-row table:style-name="ro19">
          <table:table-cell table:style-name="ce122" office:value-type="string" calcext:value-type="string">
            <text:p>R012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84]=&quot;SI&quot;;[$'Identificación y Evaluación'.A84];&quot;&quot;)" office:value-type="string" office:string-value="Los entregables pueden ser muy complejos y puede llevar tiempo su creación." calcext:value-type="string">
            <text:p>Los entregables pueden ser muy complejos y puede llevar tiempo su creación.</text:p>
          </table:table-cell>
          <table:table-cell table:style-name="ce199" table:formula="of:=[$'Identificación y Evaluación'.$G$87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324]*[.E324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0" table:visibility="filter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5]=&quot;SI&quot;;[$'Identificación y Evaluación'.A85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6]=&quot;SI&quot;;[$'Identificación y Evaluación'.A86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7]=&quot;SI&quot;;[$'Identificación y Evaluación'.A87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8]=&quot;SI&quot;;[$'Identificación y Evaluación'.A88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89]=&quot;SI&quot;;[$'Identificación y Evaluación'.A89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0]=&quot;SI&quot;;[$'Identificación y Evaluación'.A90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1]=&quot;SI&quot;;[$'Identificación y Evaluación'.A91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83]" office:value-type="string" office:string-value="Complejidad" calcext:value-type="string">
            <text:p>Complejidad</text:p>
          </table:table-cell>
          <table:table-cell table:style-name="ce70" table:formula="of:=IF([$'Identificación y Evaluación'.H92]=&quot;SI&quot;;[$'Identificación y Evaluación'.A92];&quot;&quot;)">
            <text:p/>
          </table:table-cell>
          <table:table-cell table:style-name="ce70" table:formula="of:=[$'Identificación y Evaluación'.$G$87]" office:value-type="float" office:value="4" calcext:value-type="float">
            <text:p>4</text:p>
          </table:table-cell>
          <table:table-cell table:style-name="ce73"/>
          <table:table-cell table:style-name="ce77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3]=&quot;SI&quot;;[$'Identificación y Evaluación'.A93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 table:visibility="filter" table:number-rows-repeated="6">
          <table:table-cell table:style-name="ce108"/>
          <table:table-cell table:style-name="ce70" table:number-columns-repeated="2"/>
          <table:table-cell table:style-name="ce108"/>
          <table:table-cell table:style-name="ce74"/>
          <table:table-cell table:style-name="ce77"/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5]=&quot;SI&quot;;[$'Identificación y Evaluación'.A95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6]=&quot;SI&quot;;[$'Identificación y Evaluación'.A96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7]=&quot;SI&quot;;[$'Identificación y Evaluación'.A97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8]=&quot;SI&quot;;[$'Identificación y Evaluación'.A98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99]=&quot;SI&quot;;[$'Identificación y Evaluación'.A99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0]=&quot;SI&quot;;[$'Identificación y Evaluación'.A100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1]=&quot;SI&quot;;[$'Identificación y Evaluación'.A101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93]" office:value-type="string" office:string-value="Aspectos Financieros" calcext:value-type="string">
            <text:p>Aspectos Financieros</text:p>
          </table:table-cell>
          <table:table-cell table:style-name="ce70" table:formula="of:=IF([$'Identificación y Evaluación'.H102]=&quot;SI&quot;;[$'Identificación y Evaluación'.A102];&quot;&quot;)">
            <text:p/>
          </table:table-cell>
          <table:table-cell table:style-name="ce70" table:formula="of:=[$'Identificación y Evaluación'.$G$97]" office:value-type="float" office:value="3" calcext:value-type="float">
            <text:p>3</text:p>
          </table:table-cell>
          <table:table-cell table:style-name="ce73"/>
          <table:table-cell table:style-name="ce77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3]=&quot;SI&quot;;[$'Identificación y Evaluación'.A103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4]=&quot;SI&quot;;[$'Identificación y Evaluación'.A104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#REF!=&quot;SI&quot;;#REF!;&quot;&quot;)" office:value-type="string" office:string-value="" calcext:value-type="error">
            <text:p>#REF!</text:p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5]=&quot;SI&quot;;[$'Identificación y Evaluación'.A105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6]=&quot;SI&quot;;[$'Identificación y Evaluación'.A106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7]=&quot;SI&quot;;[$'Identificación y Evaluación'.A107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8]=&quot;SI&quot;;[$'Identificación y Evaluación'.A108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09]=&quot;SI&quot;;[$'Identificación y Evaluación'.A109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0]=&quot;SI&quot;;[$'Identificación y Evaluación'.A110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1]=&quot;SI&quot;;[$'Identificación y Evaluación'.A111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9" table:visibility="filter">
          <table:table-cell table:style-name="ce70"/>
          <table:table-cell table:style-name="ce70" table:formula="of:=[$'Identificación y Evaluación'.$A$103]" office:value-type="string" office:string-value="Subcontratistas" calcext:value-type="string">
            <text:p>Subcontratistas</text:p>
          </table:table-cell>
          <table:table-cell table:style-name="ce70" table:formula="of:=IF([$'Identificación y Evaluación'.H112]=&quot;SI&quot;;[$'Identificación y Evaluación'.A112];&quot;&quot;)">
            <text:p/>
          </table:table-cell>
          <table:table-cell table:style-name="ce70" table:formula="of:=[$'Identificación y Evaluación'.$G$107]" office:value-type="float" office:value="5" calcext:value-type="float">
            <text:p>5</text:p>
          </table:table-cell>
          <table:table-cell table:style-name="ce73"/>
          <table:table-cell table:style-name="ce77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0">
          <table:table-cell table:style-name="ce122" office:value-type="string" calcext:value-type="string">
            <text:p>R013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1]=&quot;SI&quot;;[$'Identificación y Evaluación'.A51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99" table:formula="of:=[$'Identificación y Evaluación'.$G$87]" office:value-type="float" office:value="4" calcext:value-type="float">
            <text:p>4</text:p>
          </table:table-cell>
          <table:table-cell table:style-name="ce208" office:value-type="percentage" office:value="0.4" calcext:value-type="percentage">
            <text:p>40 %</text:p>
          </table:table-cell>
          <table:table-cell table:style-name="ce215" table:formula="of:=[.D467]*[.E467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0">
          <table:table-cell table:style-name="ce193" office:value-type="string" calcext:value-type="string">
            <text:p>R14</text:p>
          </table:table-cell>
          <table:table-cell table:style-name="ce199" table:formula="of:=['Identificación y Evaluación'.A50]" office:value-type="string" office:string-value="Duración y Tamaño" calcext:value-type="string">
            <text:p>Duración y Tamaño</text:p>
          </table:table-cell>
          <table:table-cell table:style-name="ce199" table:formula="of:=IF([$'Identificación y Evaluación'.H52]=&quot;SI&quot;;[$'Identificación y Evaluación'.A52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01" table:formula="of:=[$'Identificación y Evaluación'.$G$87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5" table:formula="of:=[.D468]*[.E468]*100" office:value-type="float" office:value="200" calcext:value-type="float">
            <text:p>200</text:p>
          </table:table-cell>
          <table:table-cell table:number-columns-repeated="1018"/>
        </table:table-row>
        <table:table-row table:style-name="ro10" table:number-rows-repeated="65054">
          <table:table-cell table:number-columns-repeated="5"/>
          <table:table-cell table:style-name="ce78"/>
          <table:table-cell table:number-columns-repeated="1018"/>
        </table:table-row>
        <table:table-row table:style-name="ro10" table:number-rows-repeated="98305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275" table:display-filter-buttons="true">
          <table:filter>
            <table:filter-and>
              <table:filter-condition table:field-number="2" table:value="El cliente no estará presente durante todo el proceso de desarrollo" table:operator="=">
                <table:filter-set-item table:value="El cliente no estará presente durante todo el proceso de desarrollo"/>
                <table:filter-set-item table:value="El cliente puede proponer grandes cambios para el proyecto."/>
                <table:filter-set-item table:value="El grupo de desarrollo no tiene experiencia en cuanto a la conducción de un proyecto de software"/>
                <table:filter-set-item table:value="El grupo de desarrollo no tiene experiencia en el desarrollo de software"/>
                <table:filter-set-item table:value="Falta de experiencia en desarrollo de aplicaciones móviles."/>
                <table:filter-set-item table:value="La adaptación del modulo Workflow a nuestra aplicación puede ser difícil."/>
                <table:filter-set-item table:value="No se conoce el/los lenguaje(s) de programación a utilizar ni como trabajan"/>
                <table:filter-set-item table:value="No se definieron todos los documentos a entregar junto con el producto"/>
                <table:filter-set-item table:value="No se tiene conocimiento ni experiencia respecto al funcionamiento del API de Google Forms"/>
                <table:filter-set-item table:value="No se tiene experiencia con el modelo de desarrollo PSI"/>
                <table:filter-set-item table:value="Puede que el límite de tiempo establecido no sea suficiente para desarrollar el proyecto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23:47:27.285057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7-11-14T00:53:49.726315773</dc:date>
    <meta:print-date>2009-09-16T17:06:17</meta:print-date>
    <meta:editing-duration>PT7H26M44S</meta:editing-duration>
    <meta:editing-cycles>37</meta:editing-cycles>
    <meta:generator>LibreOffice/5.4.1.2$Linux_X86_64 LibreOffice_project/ea7cb86e6eeb2bf3a5af73a8f7777ac570321527</meta:generator>
    <meta:document-statistic meta:table-count="4" meta:cell-count="22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33cm" xlink:href=".." xlink:type="simple" chart:class="chart:filled-radar" chart:style-name="ch1">
        <chart:title svg:x="4.743cm" svg:y="0.217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29cm" svg:width="12.787cm" svg:height="7.514cm">
          <chartooo:coordinate-region svg:x="4.738cm" svg:y="1.952cm" svg:width="6.069cm" svg:height="6.069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118518518518519">
                <text:p>0.11851851851851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